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6361b" officeooo:paragraph-rsid="000636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97a26" officeooo:paragraph-rsid="00097a26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0a4d32" officeooo:paragraph-rsid="000a4d3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097a26" officeooo:paragraph-rsid="00097a26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officeooo:paragraph-rsid="00055b8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5b82" style:font-weight-asian="normal" style:font-weight-complex="normal"/>
    </style:style>
    <style:style style:name="T3" style:family="text">
      <style:text-properties fo:font-weight="normal" officeooo:rsid="0006361b" style:font-weight-asian="normal" style:font-weight-complex="normal"/>
    </style:style>
    <style:style style:name="T4" style:family="text">
      <style:text-properties fo:font-weight="normal" officeooo:rsid="0004aa24" style:font-weight-asian="normal" style:font-weight-complex="normal"/>
    </style:style>
    <style:style style:name="T5" style:family="text">
      <style:text-properties fo:font-weight="normal" officeooo:rsid="000dce3a" style:font-weight-asian="normal" style:font-weight-complex="normal"/>
    </style:style>
    <style:style style:name="T6" style:family="text">
      <style:text-properties fo:font-weight="normal" officeooo:rsid="00109ba6" style:font-weight-asian="normal" style:font-weight-complex="normal"/>
    </style:style>
    <style:style style:name="T7" style:family="text">
      <style:text-properties fo:font-weight="normal" officeooo:rsid="0012328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cbd1e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09ba6" style:font-weight-asian="normal" style:font-weight-complex="normal"/>
    </style:style>
    <style:style style:name="T12" style:family="text">
      <style:text-properties officeooo:rsid="0002aef2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02aef2" style:font-weight-asian="normal" style:font-weight-complex="normal"/>
    </style:style>
    <style:style style:name="T16" style:family="text">
      <style:text-properties style:text-underline-style="none" fo:font-weight="normal" officeooo:rsid="000cbd1e" style:font-weight-asian="normal" style:font-weight-complex="normal"/>
    </style:style>
    <style:style style:name="T17" style:family="text">
      <style:text-properties style:text-underline-style="none" fo:font-weight="normal" officeooo:rsid="00109ba6" style:font-weight-asian="normal" style:font-weight-complex="normal"/>
    </style:style>
    <style:style style:name="T18" style:family="text">
      <style:text-properties fo:language="zxx" fo:country="none" fo:font-weight="normal" officeooo:rsid="00055b82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language="zxx" fo:country="none" fo:font-weight="normal" officeooo:rsid="000cbd1e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officeooo:rsid="000dce3a"/>
    </style:style>
    <style:style style:name="T21" style:family="text">
      <style:text-properties officeooo:rsid="000ed8f9"/>
    </style:style>
    <style:style style:name="T22" style:family="text">
      <style:text-properties officeooo:rsid="00109b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p</text:span>ropietario<text:span text:style-name="T1">(</text:span><text:span text:style-name="T8">id</text:span><text:span text:style-name="T1">, tipo, nombre, apellidos, nif, direccion, cp, localidad, provincia, telefono, email, </text:span><text:span text:style-name="T3">path_logo</text:span><text:span text:style-name="T1">)</text:span></text:p>
      <text:p text:style-name="P3"><text:span text:style-name="T1">DF:{id-&gt;tipo, id-&gt;nombre, id-&gt;apellidos, id-&gt;nif, id-&gt;direccion, id-&gt;cp, id-&gt;localidad, id-&gt;provincia, id-&gt;telefono, id_&gt;email, </text:span><text:span text:style-name="T3">id-&gt;path_logo</text:span><text:span text:style-name="T1">}</text:span></text:p>
      <text:p text:style-name="P6"/>
      <text:p text:style-name="P1"><text:span text:style-name="T12">p</text:span>rop_<text:span text:style-name="T12">i</text:span>nm<text:span text:style-name="T1">(</text:span><text:span text:style-name="T9">p</text:span><text:span text:style-name="T8">ropietario_</text:span><text:span text:style-name="T9">id</text:span><text:span text:style-name="T8">, </text:span><text:span text:style-name="T9">i</text:span><text:span text:style-name="T8">nmueble_</text:span><text:span text:style-name="T9">id</text:span><text:span text:style-name="T1">, pct_propiedad)</text:span></text:p>
      <text:p text:style-name="P6">DF:{(propietario_id, inmueble_id)-&gt;pct_propiedad}</text:p>
      <text:p text:style-name="P6"/>
      <text:p text:style-name="P1"><text:span text:style-name="T12">i</text:span>nmueble<text:span text:style-name="T1">(</text:span><text:span text:style-name="T8">id</text:span><text:span text:style-name="T1">, ref_catastral, direccion, cp, localidad, provincia, plazas, superficie, n_habitaciones, n_banhos, descripcion)</text:span></text:p>
      <text:p text:style-name="P3"><text:span text:style-name="T1">DF:{id-&gt;ref_catastral, id-&gt;direccion, id-&gt;cp, id-&gt;localidad, id-&gt;provincia, id-&gt;plazas, id-&gt;superficie, </text:span><text:span text:style-name="T2">id-&gt;n_habitaciones, id-&gt;n_banhos, <text:s/>id-&gt;descripcion}</text:span></text:p>
      <text:p text:style-name="P7"/>
      <text:p text:style-name="P1"><text:span text:style-name="T12">f</text:span>oto<text:span text:style-name="T1">(</text:span><text:span text:style-name="T10">id</text:span><text:span text:style-name="T8">, </text:span><text:span text:style-name="T9">i</text:span><text:span text:style-name="T8">nmueble_</text:span><text:span text:style-name="T9">id</text:span><text:span text:style-name="T15">, </text:span><text:span text:style-name="T16">path</text:span><text:span text:style-name="T1">)</text:span></text:p>
      <text:p text:style-name="P12"><text:span text:style-name="T18">DF:</text:span><text:span text:style-name="T19">{(id, inmueble_id)-&gt;path}</text:span></text:p>
      <text:p text:style-name="P8"/>
      <text:p text:style-name="P5">clasificacion_legal<text:span text:style-name="T1">(</text:span><text:span text:style-name="T8">id</text:span><text:span text:style-name="T14">, descripcion)</text:span></text:p>
      <text:p text:style-name="P10">DF:{id-&gt;descripcion}</text:p>
      <text:p text:style-name="P11"/>
      <text:p text:style-name="P5"><text:span text:style-name="T13">clas_inm</text:span><text:span text:style-name="T14">(</text:span><text:span text:style-name="T8">clas_id, inmueble_id</text:span><text:span text:style-name="T14">, fecha_alta, fecha_baja, llaves)</text:span></text:p>
      <text:p text:style-name="P10">DF:{(clas_id, inmueble_id)-&gt;fecha_alta, (clas_id, inmueble_id)-&gt;fecha_baja, (clas_id, inmueble_id)-&gt;llaves}</text:p>
      <text:p text:style-name="P10"/>
      <text:p text:style-name="P5"><text:span text:style-name="T13">tipo_iva</text:span><text:span text:style-name="T14">(</text:span><text:span text:style-name="T8">id</text:span><text:span text:style-name="T14">, descripcion)</text:span></text:p>
      <text:p text:style-name="P10">DF:{id-&gt;descripcion}</text:p>
      <text:p text:style-name="P11"/>
      <text:p text:style-name="P5"><text:span text:style-name="T13">clas_tipoiva</text:span><text:span text:style-name="T14">(</text:span><text:span text:style-name="T8">clas_id, tipoiva_id</text:span><text:span text:style-name="T14">, fecha_ini, fecha_fin)</text:span></text:p>
      <text:p text:style-name="P10">DF:{(clas_id, tipoiva_id)-&gt;fecha_ini, (clas_id, tipoiva_id)-&gt;fecha_fin}</text:p>
      <text:p text:style-name="P11"/>
      <text:p text:style-name="P5"><text:span text:style-name="T13">iva</text:span><text:span text:style-name="T14">(</text:span><text:span text:style-name="T8">id, tipoiva_id</text:span><text:span text:style-name="T14">, porcentaje, fecha_ini, fecha_fin)</text:span></text:p>
      <text:p text:style-name="P10">DF:{(id, tipoiva_id)-&gt;porcentaje, (id, tipoiva_id)-&gt;fecha_ini, (id, tipoiva_id)-&gt;fecha_fin}</text:p>
      <text:p text:style-name="P7"/>
      <text:p text:style-name="P1"><text:span text:style-name="T12">p</text:span>recio<text:span text:style-name="T1">(</text:span><text:span text:style-name="T8">id,</text:span><text:span text:style-name="T9">m</text:span><text:span text:style-name="T8">e</text:span><text:span text:style-name="T9">r</text:span><text:span text:style-name="T8">es_</text:span><text:span text:style-name="T9">id</text:span><text:span text:style-name="T1">,precio, fecha_ini, fecha_fin, tipo)</text:span></text:p>
      <text:p text:style-name="P8">DF:{(id, <text:span text:style-name="T20">medres</text:span>_id)-&gt;precio, (id, <text:span text:style-name="T20">medres</text:span>_id)-&gt; fecha_ini, (id, <text:span text:style-name="T20">medres</text:span>_id)-&gt; fecha_fin, (id, <text:span text:style-name="T20">medres</text:span>_id)-&gt; tipo}</text:p>
      <text:p text:style-name="P7"/>
      <text:p text:style-name="P1"><text:span text:style-name="T12">m</text:span>edio_reserva<text:span text:style-name="T1">(</text:span><text:span text:style-name="T8">id</text:span><text:span text:style-name="T1">, </text:span><text:span text:style-name="T5">inmbueble_id</text:span><text:span text:style-name="T1">, nombre, </text:span><text:span text:style-name="T5">fecha_alta, fecha_baja, url_web, url_icalendar</text:span><text:span text:style-name="T1">)</text:span></text:p>
      <text:p text:style-name="P8">DF:{id-&gt;<text:span text:style-name="T21">inmueble_id</text:span>, id-&gt;nombre, <text:span text:style-name="T21">id-&gt;fecha_alta, id-&gt;fecha_baja, id-&gt;url_web, id-&gt;url_icalendar</text:span>}</text:p>
      <text:p text:style-name="P7"/>
      <text:p text:style-name="P2"><text:span text:style-name="T12">r</text:span>eserva<text:span text:style-name="T1">(</text:span><text:span text:style-name="T11">id</text:span><text:span text:style-name="T17">, </text:span><text:span text:style-name="T14">i</text:span><text:span text:style-name="T15">n</text:span><text:span text:style-name="T14">mueble_</text:span><text:span text:style-name="T15">id</text:span><text:span text:style-name="T14">, </text:span><text:span text:style-name="T15">c</text:span><text:span text:style-name="T14">liente_</text:span><text:span text:style-name="T15">id</text:span><text:span text:style-name="T14">, </text:span><text:span text:style-name="T15">m</text:span><text:span text:style-name="T14">ed</text:span><text:span text:style-name="T15">r</text:span><text:span text:style-name="T14">es_</text:span><text:span text:style-name="T15">id</text:span><text:span text:style-name="T1">, estado, fecha_ini, fecha_fin, </text:span><text:span text:style-name="T6">numero_factura</text:span><text:span text:style-name="T1">)</text:span></text:p>
      <text:p text:style-name="P8">DF:{<text:span text:style-name="T22">id-&gt;inmueble_id, id-&gt;</text:span>cliente_id, <text:span text:style-name="T22">id-&gt;</text:span>medres_id, <text:span text:style-name="T22">id</text:span>-&gt;estado, <text:span text:style-name="T22">id</text:span>-&gt;fecha_ini, <text:span text:style-name="T22">id</text:span>-&gt;fecha_fin, <text:span text:style-name="T22">id-&gt;numero_factura</text:span>}</text:p>
      <text:p text:style-name="P9"/>
      <text:p text:style-name="P2"><text:span text:style-name="T12">c</text:span>liente<text:span text:style-name="T1">(</text:span><text:span text:style-name="T8">id</text:span><text:span text:style-name="T1">, nombre, apellidos, nif, direccion, cp, localidad, provincia, telefono, email, valoracion, comentarios, </text:span><text:span text:style-name="T7">aceptar_publicidad</text:span><text:span text:style-name="T1">)</text:span></text:p>
      <text:p text:style-name="P4"><text:span text:style-name="T1">DF:{</text:span><text:span text:style-name="T4">id-&gt;nombre, id-&gt;apellidos, id-&gt;nif, id-&gt;direccion, id-&gt;cp, id-&gt;localidad, id-&gt;provincia, id-&gt;telefono, id_&gt;email,</text:span><text:span text:style-name="T1">id-&gt;valoracion, id-&gt;comentarios, </text:span><text:span text:style-name="T7">id-&gt;aceptar_publicidad</text:span><text:span text:style-name="T1">}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7T19:56:38.367000000</dc:date>
    <dc:creator>Juan Manuel Cardeso García</dc:creator>
    <meta:editing-duration>PT4H42M26S</meta:editing-duration>
    <meta:editing-cycles>1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6" meta:word-count="157" meta:character-count="2086" meta:non-whitespace-character-count="1954"/>
  </office:meta>
</office:document-meta>
</file>